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Arial, Helvetica, sans-serif"/>
    <style:font-face style:name="Lohit Devanagari1" svg:font-family="'Lohit Devanagari'"/>
    <style:font-face style:name="Roboto" svg:font-family="Roboto"/>
    <style:font-face style:name="ibm-plex-sans" svg:font-family="ibm-plex-sans, 'Helvetica Neue', Arial, sans-serif"/>
    <style:font-face style:name="sans-serif" svg:font-family="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paragraph-rsid="00093a88" style:font-name-asian="Arial1" style:font-weight-asian="bold" style:font-name-complex="Arial1"/>
    </style:style>
    <style:style style:name="P2" style:family="paragraph" style:parent-style-name="Standard">
      <style:text-properties style:font-name="Arial" fo:font-weight="bold" officeooo:paragraph-rsid="000ac628" style:font-name-asian="Arial1" style:font-weight-asian="bold" style:font-name-complex="Arial1"/>
    </style:style>
    <style:style style:name="P3" style:family="paragraph" style:parent-style-name="Standard">
      <style:text-properties style:font-name="Arial" officeooo:paragraph-rsid="00093a88" style:font-name-asian="Arial1" style:font-name-complex="Arial1"/>
    </style:style>
    <style:style style:name="P4" style:family="paragraph" style:parent-style-name="Standard">
      <style:text-properties style:font-name="Arial" officeooo:paragraph-rsid="00093a88" fo:background-color="#ef413d" style:font-name-asian="Arial1" style:font-name-complex="Arial1"/>
    </style:style>
    <style:style style:name="P5" style:family="paragraph" style:parent-style-name="Standard">
      <style:text-properties style:font-name="Arial" officeooo:paragraph-rsid="00093a88" fo:background-color="#ffffff" style:font-name-asian="Arial1" style:font-name-complex="Arial1"/>
    </style:style>
    <style:style style:name="P6" style:family="paragraph" style:parent-style-name="Standard">
      <style:text-properties officeooo:paragraph-rsid="00093a88"/>
    </style:style>
    <style:style style:name="P7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officeooo:paragraph-rsid="00093a88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fo:font-size="10.5pt" fo:font-style="normal" officeooo:rsid="000a0b2f" fo:background-color="#fff200" loext:char-shading-value="0" style:font-size-asian="10.5pt" style:font-style-asian="normal" style:font-size-complex="10.5pt" style:font-style-complex="normal" style:font-weight-complex="bold"/>
    </style:style>
    <style:style style:name="T4" style:family="text">
      <style:text-properties fo:font-size="10.5pt" fo:font-style="normal" officeooo:rsid="000a0b2f" fo:background-color="#ef413d" loext:char-shading-value="0" style:font-size-asian="10.5pt" style:font-style-asian="normal" style:font-size-complex="10.5pt" style:font-style-complex="normal" style:font-weight-complex="bold"/>
    </style:style>
    <style:style style:name="T5" style:family="text">
      <style:text-properties fo:font-size="10.5pt" fo:font-style="normal" officeooo:rsid="000a0b2f" fo:background-color="#ef413d" loext:char-shading-value="0" style:font-size-asian="10.5pt" style:font-style-asian="normal" style:font-size-complex="10.5pt" style:font-style-complex="normal" style:font-weight-complex="bold"/>
    </style:style>
    <style:style style:name="T6" style:family="text">
      <style:text-properties fo:font-variant="normal" fo:text-transform="none" fo:color="#222222" style:font-name="sans-serif" fo:font-size="10.5pt" fo:letter-spacing="normal" fo:font-style="normal" fo:background-color="#fff200" loext:char-shading-value="0" style:font-size-asian="10.5pt" style:font-style-asian="normal" style:font-size-complex="10.5pt" style:font-style-complex="normal" style:font-weight-complex="bold"/>
    </style:style>
    <style:style style:name="T7" style:family="text">
      <style:text-properties fo:font-variant="normal" fo:text-transform="none" fo:color="#222222" style:font-name="sans-serif" fo:font-size="10.5pt" fo:letter-spacing="normal" fo:font-style="normal" officeooo:rsid="000a0b2f" fo:background-color="#fff200" loext:char-shading-value="0" style:font-size-asian="10.5pt" style:font-style-asian="normal" style:font-size-complex="10.5pt" style:font-style-complex="normal" style:font-weight-complex="bold"/>
    </style:style>
    <style:style style:name="T8" style:family="text">
      <style:text-properties fo:font-variant="normal" fo:text-transform="none" fo:color="#222222" style:font-name="sans-serif" fo:font-size="10.5pt" fo:letter-spacing="normal" fo:font-style="normal" fo:background-color="#ef413d" loext:char-shading-value="0" style:font-size-asian="10.5pt" style:font-style-asian="normal" style:font-size-complex="10.5pt" style:font-style-complex="normal" style:font-weight-complex="bold"/>
    </style:style>
    <style:style style:name="T9" style:family="text">
      <style:text-properties fo:font-variant="normal" fo:text-transform="none" fo:color="#222222" style:font-name="sans-serif" fo:font-size="10.5pt" fo:letter-spacing="normal" fo:font-style="normal" officeooo:rsid="000a0b2f" fo:background-color="#ef413d" loext:char-shading-value="0" style:font-size-asian="10.5pt" style:font-style-asian="normal" style:font-size-complex="10.5pt" style:font-style-complex="normal" style:font-weight-complex="bold"/>
    </style:style>
    <style:style style:name="T10" style:family="text">
      <style:text-properties fo:font-variant="normal" fo:text-transform="none" fo:color="#222222" style:font-name="sans-serif" fo:font-size="10.5pt" fo:letter-spacing="normal" fo:font-style="normal" officeooo:rsid="000a0b2f" fo:background-color="#ef413d" loext:char-shading-value="0" style:font-size-asian="10.5pt" style:font-style-asian="normal" style:font-size-complex="10.5pt" style:font-style-complex="normal" style:font-weight-complex="bold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background-color="#ef413d" loext:char-shading-value="0" style:font-size-asian="10.5pt" style:font-style-asian="normal" style:font-size-complex="10.5pt" style:font-style-complex="normal" style:font-weight-complex="bold"/>
    </style:style>
    <style:style style:name="T12" style:family="text">
      <style:text-properties fo:font-variant="normal" fo:text-transform="none" fo:color="#323232" style:font-name="ibm-plex-sans" fo:font-size="12pt" fo:letter-spacing="normal" fo:font-style="normal" fo:background-color="#fff200" loext:char-shading-value="0" style:font-weight-complex="bold"/>
    </style:style>
    <style:style style:name="T13" style:family="text">
      <style:text-properties fo:font-variant="normal" fo:text-transform="none" fo:color="#323232" style:font-name="ibm-plex-sans" fo:font-size="12pt" fo:letter-spacing="normal" fo:font-style="normal" officeooo:rsid="000bdfbd" fo:background-color="#fff200" loext:char-shading-value="0" style:font-weight-complex="bold"/>
    </style:style>
    <style:style style:name="T14" style:family="text">
      <style:text-properties fo:font-variant="normal" fo:text-transform="none" fo:color="#323232" style:font-name="ibm-plex-sans" fo:font-size="12pt" fo:letter-spacing="normal" fo:font-style="normal" fo:background-color="#ef413d" loext:char-shading-value="0" style:font-weight-complex="bold"/>
    </style:style>
    <style:style style:name="T15" style:family="text">
      <style:text-properties fo:font-variant="normal" fo:text-transform="none" fo:color="#323232" style:font-name="ibm-plex-sans" fo:font-size="12pt" fo:letter-spacing="normal" fo:font-style="normal" fo:background-color="#ef413d" loext:char-shading-value="0" style:font-weight-complex="bold"/>
    </style:style>
    <style:style style:name="T16" style:family="text">
      <style:text-properties fo:font-variant="normal" fo:text-transform="none" fo:color="#323232" style:font-name="ibm-plex-sans" fo:font-size="12pt" fo:letter-spacing="normal" fo:font-style="normal" officeooo:rsid="000bdfbd" fo:background-color="#ef413d" loext:char-shading-value="0" style:font-weight-complex="bold"/>
    </style:style>
    <style:style style:name="T17" style:family="text">
      <style:text-properties fo:font-variant="normal" fo:text-transform="none" fo:color="#323232" style:font-name="ibm-plex-sans" fo:font-size="12pt" fo:letter-spacing="normal" fo:font-style="normal" officeooo:rsid="000bdfbd" fo:background-color="#ef413d" loext:char-shading-value="0" style:font-weight-complex="bold"/>
    </style:style>
    <style:style style:name="T18" style:family="text">
      <style:text-properties fo:font-variant="normal" fo:text-transform="none" fo:color="#323232" style:font-name="ibm-plex-sans" fo:font-size="12pt" fo:letter-spacing="normal" fo:font-style="normal" fo:font-weight="normal" officeooo:rsid="000bdfbd" fo:background-color="#fff200" loext:char-shading-value="0" style:font-weight-complex="bold"/>
    </style:style>
    <style:style style:name="T19" style:family="text">
      <style:text-properties fo:font-variant="normal" fo:text-transform="none" fo:color="#323232" style:font-name="ibm-plex-sans" fo:font-size="12pt" fo:letter-spacing="normal" fo:font-style="normal" fo:font-weight="normal" officeooo:rsid="000bdfbd" fo:background-color="#ef413d" loext:char-shading-value="0" style:font-weight-complex="bold"/>
    </style:style>
    <style:style style:name="T20" style:family="text">
      <style:text-properties fo:font-variant="normal" fo:text-transform="none" fo:color="#323232" style:font-name="ibm-plex-sans" fo:font-size="12pt" fo:letter-spacing="normal" fo:font-style="normal" fo:font-weight="normal" officeooo:rsid="000bdfbd" fo:background-color="#ef413d" loext:char-shading-value="0" style:font-weight-complex="bold"/>
    </style:style>
    <style:style style:name="T21" style:family="text">
      <style:text-properties fo:font-variant="normal" fo:text-transform="none" fo:color="#000000" style:font-name="Georgia" fo:font-size="10.5pt" fo:letter-spacing="normal" fo:font-style="normal" fo:font-weight="bold" fo:background-color="#fff200" loext:char-shading-value="0" style:font-weight-asian="bold" style:font-weight-complex="bold" loext:padding="0cm" loext:border="none"/>
    </style:style>
    <style:style style:name="T22" style:family="text">
      <style:text-properties fo:font-variant="normal" fo:text-transform="none" fo:color="#000000" style:font-name="Georgia" fo:font-size="10.5pt" fo:letter-spacing="normal" fo:font-style="normal" fo:font-weight="bold" officeooo:rsid="000bdfbd" fo:background-color="#fff200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000000" style:font-name="Georgia" fo:font-size="10.5pt" fo:letter-spacing="normal" fo:font-style="normal" fo:font-weight="bold" fo:background-color="#ef413d" loext:char-shading-value="0" style:font-weight-asian="bold" style:font-weight-complex="bold" loext:padding="0cm" loext:border="none"/>
    </style:style>
    <style:style style:name="T24" style:family="text">
      <style:text-properties fo:font-variant="normal" fo:text-transform="none" fo:color="#000000" style:font-name="Georgia" fo:font-size="10.5pt" fo:letter-spacing="normal" fo:font-style="normal" fo:font-weight="bold" fo:background-color="#ef413d" loext:char-shading-value="0" style:font-weight-asian="bold" style:font-weight-complex="bold" loext:padding="0cm" loext:border="none"/>
    </style:style>
    <style:style style:name="T25" style:family="text">
      <style:text-properties fo:font-variant="normal" fo:text-transform="none" fo:color="#000000" style:font-name="Georgia" fo:font-size="10.5pt" fo:letter-spacing="normal" fo:font-style="normal" fo:font-weight="bold" officeooo:rsid="000bdfbd" fo:background-color="#ef413d" loext:char-shading-value="0" style:font-weight-asian="bold" style:font-weight-complex="bold" loext:padding="0cm" loext:border="none"/>
    </style:style>
    <style:style style:name="T26" style:family="text">
      <style:text-properties fo:font-variant="normal" fo:text-transform="none" fo:color="#000000" style:font-name="Georgia" fo:font-size="10.5pt" fo:letter-spacing="normal" fo:font-style="normal" fo:font-weight="bold" officeooo:rsid="000bdfbd" fo:background-color="#ef413d" loext:char-shading-value="0" style:font-weight-asian="bold" style:font-weight-complex="bold" loext:padding="0cm" loext:border="none"/>
    </style:style>
    <style:style style:name="T27" style:family="text">
      <style:text-properties fo:font-variant="normal" fo:text-transform="none" fo:color="#000000" style:font-name="Georgia" fo:font-size="10.5pt" fo:letter-spacing="normal" fo:font-style="normal" fo:background-color="#fff200" loext:char-shading-value="0" style:font-weight-complex="bold"/>
    </style:style>
    <style:style style:name="T28" style:family="text">
      <style:text-properties fo:font-variant="normal" fo:text-transform="none" fo:color="#000000" style:font-name="Georgia" fo:font-size="10.5pt" fo:letter-spacing="normal" fo:font-style="normal" fo:background-color="#ef413d" loext:char-shading-value="0" style:font-weight-complex="bold"/>
    </style:style>
    <style:style style:name="T29" style:family="text">
      <style:text-properties fo:font-variant="normal" fo:text-transform="none" fo:color="#000000" style:font-name="Georgia" fo:font-size="10.5pt" fo:letter-spacing="normal" fo:font-style="normal" fo:background-color="#ef413d" loext:char-shading-value="0" style:font-weight-complex="bold"/>
    </style:style>
    <style:style style:name="T30" style:family="text">
      <style:text-properties fo:font-variant="normal" fo:text-transform="none" fo:color="#000000" style:font-name="Roboto" fo:font-size="11pt" fo:letter-spacing="normal" fo:font-style="normal" fo:background-color="#fff200" loext:char-shading-value="0" style:font-size-asian="11pt" style:font-size-complex="11pt" style:font-weight-complex="bold"/>
    </style:style>
    <style:style style:name="T31" style:family="text">
      <style:text-properties fo:font-variant="normal" fo:text-transform="none" fo:color="#000000" style:font-name="Roboto" fo:font-size="11pt" fo:letter-spacing="normal" fo:font-style="normal" fo:background-color="#ef413d" loext:char-shading-value="0" style:font-size-asian="11pt" style:font-size-complex="11pt" style:font-weight-complex="bold"/>
    </style:style>
    <style:style style:name="T32" style:family="text">
      <style:text-properties fo:font-variant="normal" fo:text-transform="none" fo:color="#000000" style:font-name="Roboto" fo:font-size="11pt" fo:letter-spacing="normal" fo:font-style="normal" fo:background-color="#ef413d" loext:char-shading-value="0" style:font-size-asian="11pt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Core Java: Part </text:span><text:span text:style-name="T2">7</text:span></text:p>
      <text:p text:style-name="P1">1. What is an actor model?</text:p>
      <text:p text:style-name="P1">A) An actor model can represent an external entity which communicates with the system</text:p>
      <text:p text:style-name="P1">B) An actor can represent a specific physical entity</text:p>
      <text:p text:style-name="P1">C) An Actor model can represent a role played by the User.</text:p>
      <text:p text:style-name="P1">D) All of the above27.* can be defined as_____________</text:p>
      <text:p text:style-name="P3">A) No limit on the number of instances (including none).</text:p>
      <text:p text:style-name="P3">B) Zero or one instance. The notation.</text:p>
      <text:p text:style-name="P3">C) Exactly one instance</text:p>
      <text:p text:style-name="P4">D) At least one instance</text:p>
      <text:p text:style-name="P3"/>
      <text:p text:style-name="P3"/>
      <text:p text:style-name="P1">2.How to represent an instance in a UML diagram</text:p>
      <text:p text:style-name="P4">A) underline</text:p>
      <text:p text:style-name="P3">B) slanted line</text:p>
      <text:p text:style-name="P3">C) overline</text:p>
      <text:p text:style-name="P3">D) Dashed line</text:p>
      <text:p text:style-name="P3"/>
      <text:p text:style-name="P3"/>
      <text:p text:style-name="P1">3.In a Sequence diagram, Slanted lines describe _____________</text:p>
      <text:p text:style-name="P3">A) Construction of objects</text:p>
      <text:p text:style-name="P3">B) Destruction of object</text:p>
      <text:p text:style-name="P3">C) Propogation delay of messages</text:p>
      <text:p text:style-name="P3">D) order of messages</text:p>
      <text:p text:style-name="P3">E) race conditions</text:p>
      <text:p text:style-name="P3"/>
      <text:p text:style-name="P3"/>
      <text:p text:style-name="P1">4.Match the Following for a Component Diagram:</text:p>
      <text:p text:style-name="P1">a. Component : 1) Dashed Arrows</text:p>
      <text:p text:style-name="P1">b. Dependencies : 2)rectangles with two tabs at the upper left.</text:p>
      <text:p text:style-name="P1">C . An Interface to the Component : 3)Circle and solid line</text:p>
      <text:p text:style-name="P3">A) a-3</text:p>
      <text:p text:style-name="P3">b-1</text:p>
      <text:p text:style-name="P3">c-2</text:p>
      <text:p text:style-name="P4">B) a-2</text:p>
      <text:p text:style-name="P4">b-1</text:p>
      <text:p text:style-name="P4">c-3</text:p>
      <text:p text:style-name="P3">C) a-1</text:p>
      <text:p text:style-name="P3">b-2</text:p>
      <text:p text:style-name="P3">c-3\</text:p>
      <text:p text:style-name="P3">D) a-2</text:p>
      <text:p text:style-name="P3">b-3</text:p>
      <text:p text:style-name="P3">c-1</text:p>
      <text:p text:style-name="P3"/>
      <text:p text:style-name="P3"/>
      <text:p text:style-name="P1">5.Dog sub class is extending supercalss Mammal,How will represent using UML?</text:p>
      <text:p text:style-name="P3">A) Filled diamond on side of the Super class</text:p>
      <text:p text:style-name="P4">B) Hollow triangle shape on the superclass end of the line</text:p>
      <text:p text:style-name="P3">C) Hollow diamond on</text:p>
      <text:p text:style-name="P3">the Collection side</text:p>
      <text:p text:style-name="P3"><text:soft-page-break/>D) Hollow triangle shape on the subclass end of the line</text:p>
      <text:p text:style-name="P3"/>
      <text:p text:style-name="P3"/>
      <text:p text:style-name="P1">6.What is the output of the below code:public class Test {</text:p>
      <text:p text:style-name="P1">public static void main(String[] args) {</text:p>
      <text:p text:style-name="P1">List&lt;Integer&gt; list = new ArrayList&lt;Integer&gt;();</text:p>
      <text:p text:style-name="P1">list.add(9);</text:p>
      <text:p text:style-name="P1">list.add(8);</text:p>
      <text:p text:style-name="P1">list.add(2);</text:p>
      <text:p text:style-name="P1">list.add(1);</text:p>
      <text:p text:style-name="P1">Collections.reverse(list);</text:p>
      <text:p text:style-name="P1">Collections.sort(list);</text:p>
      <text:p text:style-name="P1">Iterator itr = list.iterator();</text:p>
      <text:p text:style-name="P1">Collections.shuffle(list);</text:p>
      <text:p text:style-name="P1">while(itr.hasNext()){</text:p>
      <text:p text:style-name="P1">System.out.println(itr.next());</text:p>
      <text:p text:style-name="P1">}</text:p>
      <text:p text:style-name="P1">}</text:p>
      <text:p text:style-name="P1">}</text:p>
      <text:p text:style-name="P3">A) 9 8 2 1</text:p>
      <text:p text:style-name="P3">B) 1 2 8 9</text:p>
      <text:p text:style-name="P3">C) 2 9 1 8</text:p>
      <text:p text:style-name="P4">D) Non-Predicatable</text:p>
      <text:p text:style-name="P3"/>
      <text:p text:style-name="P3"/>
      <text:p text:style-name="P1">7.Given the code fragment:</text:p>
      <text:p text:style-name="P1">1. ArrayList&lt;Integer&gt; list = new ArrayList&lt;&gt;(1);</text:p>
      <text:p text:style-name="P1">2. list.add(1001);</text:p>
      <text:p text:style-name="P1">3. list.add(1002);</text:p>
      <text:p text:style-name="P1">4. System.out.println(list.get(list.size()));</text:p>
      <text:p text:style-name="P1">What is the result?</text:p>
      <text:p text:style-name="P4">A) Compilation fails due to an error on line 1.</text:p>
      <text:p text:style-name="P3">B) An exception is thrown at run time due to error on line 3</text:p>
      <text:p text:style-name="P3">C) Anexception is thrown at run time due to error on line 4</text:p>
      <text:p text:style-name="P3">D) 1001 1002</text:p>
      <text:p text:style-name="P3"/>
      <text:p text:style-name="P3"/>
      <text:p text:style-name="P1">8. Which of the following describes the purpose of JUnit?</text:p>
      <text:p text:style-name="P4">A It is a framework to help with writing unit tests for your code.</text:p>
      <text:p text:style-name="P3">B It is a framework to help with writing code involving unit conversions.</text:p>
      <text:p text:style-name="P3">C It is a framework to help with packaging your code into units for distribution.</text:p>
      <text:p text:style-name="P3">D It is a framework to convert all days/dates in your code to June.</text:p>
      <text:p text:style-name="P3"/>
      <text:p text:style-name="P3"/>
      <text:p text:style-name="P1">9.Invoked only once?</text:p>
      <text:p text:style-name="P4">a)@BeforeClass</text:p>
      <text:p text:style-name="P3">b)@After</text:p>
      <text:p text:style-name="P3">c)@Before</text:p>
      <text:p text:style-name="P3"/>
      <text:p text:style-name="P3"/>
      <text:p text:style-name="P1">10. Invoked before each test?</text:p>
      <text:p text:style-name="P3">a)@BeforeClass</text:p>
      <text:p text:style-name="P5"><text:soft-page-break/>b)@After</text:p>
      <text:p text:style-name="P4">c)@Before</text:p>
      <text:p text:style-name="P3"/>
      <text:p text:style-name="P3"/>
      <text:p text:style-name="P1">11. Invoked after each test?</text:p>
      <text:p text:style-name="P5">a)@BeforeClass</text:p>
      <text:p text:style-name="P4">b)@After</text:p>
      <text:p text:style-name="P3">c)@Before</text:p>
      <text:p text:style-name="P3"/>
      <text:p text:style-name="P3"/>
      <text:p text:style-name="P1">12. Only once invoked finishing all tests?</text:p>
      <text:p text:style-name="P4">a)@BeforeClass</text:p>
      <text:p text:style-name="P5">b)@After</text:p>
      <text:p text:style-name="P3">c)@Before</text:p>
      <text:p text:style-name="P3">d)AfterClass</text:p>
      <text:p text:style-name="P3"/>
      <text:p text:style-name="P3"/>
      <text:p text:style-name="P1"/>
      <text:p text:style-name="P1"/>
      <text:p text:style-name="P1"/>
      <text:p text:style-name="P1">13. Which diagram in UML shows a complete or partial view of the structure of a</text:p>
      <text:p text:style-name="P1">modeled system at a specific time?</text:p>
      <text:p text:style-name="P3">a) Sequence Diagram</text:p>
      <text:p text:style-name="P3">b) Collaboration Diagram</text:p>
      <text:p text:style-name="P3">c) Class Diagram</text:p>
      <text:p text:style-name="P4">d) Object Diagram</text:p>
      <text:p text:style-name="P3"/>
      <text:p text:style-name="P3"/>
      <text:p text:style-name="P2">14. In use case diagram actor represents?<text:span text:style-name="T5">A</text:span><text:span text:style-name="T11"> </text:span><text:span text:style-name="T10">role</text:span><text:span text:style-name="T11"> played by a user or any other system that interacts with the subject.</text:span></text:p>
      <text:p text:style-name="P1"/>
      <text:p text:style-name="P1"/>
      <text:p text:style-name="P2">15. Aggregation represent in UML?<text:span text:style-name="T15">solid line with an unfilled diamond</text:span></text:p>
      <text:p text:style-name="P1"/>
      <text:p text:style-name="P1"/>
      <text:p text:style-name="P2">16. Composition represent in UML?<text:span text:style-name="T15">solid line with an filled diamond</text:span></text:p>
      <text:p text:style-name="P1"/>
      <text:p text:style-name="P1"/>
      <text:p text:style-name="P2">17. Generalization represent in UML?<text:span text:style-name="T17">Common</text:span><text:span text:style-name="T20"> </text:span><text:span text:style-name="T17">arrow mark</text:span></text:p>
      <text:p text:style-name="P1"/>
      <text:p text:style-name="P1"/>
      <text:p text:style-name="P2">18. Dependency represent in UML?<text:span text:style-name="T29">dashed arrow pointing from the </text:span><text:span text:style-name="Strong_20_Emphasis"><text:span text:style-name="T24">client</text:span></text:span><text:span text:style-name="T29">(dependent) at the tail to the </text:span><text:span text:style-name="Strong_20_Emphasis"><text:span text:style-name="T24">supplier</text:span></text:span><text:span text:style-name="Strong_20_Emphasis"><text:span text:style-name="T26">(</text:span></text:span><text:span text:style-name="T29">provider) at the arrowhead</text:span></text:p>
      <text:p text:style-name="P1"/>
      <text:p text:style-name="P1"/>
      <text:p text:style-name="P1">19. The relationship between the object and component parts in UML diagram are</text:p>
      <text:p text:style-name="P2">represented by <text:s/><text:span text:style-name="T32">aggregation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Verdana, Arial, Helvetica, sans-serif"/>
    <style:font-face style:name="Lohit Devanagari1" svg:font-family="'Lohit Devanagari'"/>
    <style:font-face style:name="Roboto" svg:font-family="Roboto"/>
    <style:font-face style:name="ibm-plex-sans" svg:font-family="ibm-plex-sans, 'Helvetica Neue', Arial, sans-serif"/>
    <style:font-face style:name="sans-serif" svg:font-family="sans-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8T13:16:09.022340481</meta:creation-date>
    <dc:date>2019-06-08T13:32:56.641222461</dc:date>
    <meta:editing-duration>PT6M1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108" meta:word-count="559" meta:character-count="3321" meta:non-whitespace-character-count="2869"/>
  </office:meta>
</office:document-meta>
</file>